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5466c" officeooo:paragraph-rsid="0015466c"/>
    </style:style>
    <style:style style:name="P2" style:family="paragraph" style:parent-style-name="Standard">
      <style:text-properties officeooo:rsid="0015466c" officeooo:paragraph-rsid="0015466c"/>
    </style:style>
    <style:style style:name="P3" style:family="paragraph" style:parent-style-name="Standard">
      <style:text-properties officeooo:rsid="0015466c" officeooo:paragraph-rsid="001701ab"/>
    </style:style>
    <style:style style:name="P4" style:family="paragraph" style:parent-style-name="Standard">
      <style:text-properties officeooo:rsid="001701ab" officeooo:paragraph-rsid="001701ab"/>
    </style:style>
    <style:style style:name="P5" style:family="paragraph" style:parent-style-name="Standard" style:list-style-name="L2">
      <style:text-properties officeooo:rsid="001701ab" officeooo:paragraph-rsid="001701ab"/>
    </style:style>
    <style:style style:name="P6" style:family="paragraph" style:parent-style-name="Standard" style:list-style-name="L2">
      <style:text-properties officeooo:rsid="001701ab" officeooo:paragraph-rsid="001880d8"/>
    </style:style>
    <style:style style:name="P7" style:family="paragraph" style:parent-style-name="Standard" style:list-style-name="L2">
      <style:text-properties officeooo:paragraph-rsid="001701ab"/>
    </style:style>
    <style:style style:name="T1" style:family="text">
      <style:text-properties officeooo:rsid="001701ab"/>
    </style:style>
    <style:style style:name="T2" style:family="text">
      <style:text-properties officeooo:rsid="001880d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2">Programming for </text:span>A level <text:span text:style-name="T2">Computing</text:span> through automated cipher breaking</text:p>
      <text:p text:style-name="P1"/>
      <text:p text:style-name="P4">This is a two-day course that will give teachers the skill and confidence to teach programming at A level. </text:p>
      <text:p text:style-name="P3"/>
      <text:p text:style-name="P1">This is a practical, hands-on programming CPD course aimed at teachers who are already comfortable at teaching programming at GCSE. <text:span text:style-name="T2">The course will extend and develop your programming skills, showing you how to use the advanced techniques required at A level to solve complex problems.</text:span></text:p>
      <text:p text:style-name="P1"/>
      <text:p text:style-name="P4">By the end of the course, you will have developed expertise in:</text:p>
      <text:list xml:id="list375045111183652492" text:style-name="L2">
        <text:list-item>
          <text:p text:style-name="P7"><text:span text:style-name="T1">Creation and use of complex data structures (multi-dimensional arrays, dictionaries, advanced string handling).</text:span></text:p>
        </text:list-item>
        <text:list-item>
          <text:p text:style-name="P5">Problem, data, and program abstraction, decomposition, and composition.</text:p>
        </text:list-item>
        <text:list-item>
          <text:p text:style-name="P5">Use of subroutines for decomposition and information hiding.</text:p>
        </text:list-item>
        <text:list-item>
          <text:p text:style-name="P5">Use of nested control structures.</text:p>
        </text:list-item>
        <text:list-item>
          <text:p text:style-name="P5">Iterative, recursive, and parallel strategies for solving problems.</text:p>
        </text:list-item>
        <text:list-item>
          <text:p text:style-name="P5">Basic object-oriented programming strategies.</text:p>
        </text:list-item>
        <text:list-item>
          <text:p text:style-name="P6">Text file handling.</text:p>
        </text:list-item>
        <text:list-item>
          <text:p text:style-name="P6">Using complexity analysis to compare algorithms.</text:p>
        </text:list-item>
      </text:list>
      <text:p text:style-name="P3"/>
      <text:p text:style-name="P1">Taking inspiration from the work of Alan Turing at Bletchley Park, the course uses the task of automatic cipher breaking to illustrate and develop <text:span text:style-name="T1">these </text:span>programming techniques. The course will cover four main ciphers (Caesar cipher, keyword-based substitution cipher, column transposition cipher, and Pocket Enigma). Participants will implement enciphering, deciphering, and automatic breaking of these ciphers. </text:p>
      <text:p text:style-name="P1"/>
      <text:p text:style-name="P1">2 days full time</text:p>
      <text:p text:style-name="P1">Uses Python 3.4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eil Smith</meta:initial-creator>
    <meta:creation-date>2015-03-10T10:52:45.276828223</meta:creation-date>
    <dc:date>2015-06-09T11:01:41.613081197</dc:date>
    <dc:creator>Neil Smith</dc:creator>
    <meta:editing-duration>PT10M33S</meta:editing-duration>
    <meta:editing-cycles>2</meta:editing-cycles>
    <meta:generator>LibreOffice/4.3.7.2$Linux_X86_64 LibreOffice_project/430m0$Build-2</meta:generator>
    <meta:document-statistic meta:table-count="0" meta:image-count="0" meta:object-count="0" meta:page-count="1" meta:paragraph-count="15" meta:word-count="211" meta:character-count="1427" meta:non-whitespace-character-count="1237"/>
  </office:meta>
</office:document-meta>
</file>